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520ab" officeooo:paragraph-rsid="001520ab"/>
    </style:style>
    <style:style style:name="P2" style:family="paragraph" style:parent-style-name="Standard">
      <style:paragraph-properties fo:text-align="center" style:justify-single-word="false"/>
      <style:text-properties officeooo:rsid="001520ab" officeooo:paragraph-rsid="001520ab"/>
    </style:style>
    <style:style style:name="P3" style:family="paragraph" style:parent-style-name="Standard">
      <style:paragraph-properties fo:text-align="justify" style:justify-single-word="false"/>
      <style:text-properties officeooo:rsid="001520ab" officeooo:paragraph-rsid="001520ab"/>
    </style:style>
    <style:style style:name="P4" style:family="paragraph" style:parent-style-name="Standard">
      <style:paragraph-properties fo:text-align="center" style:justify-single-word="false"/>
      <style:text-properties officeooo:rsid="001520ab" officeooo:paragraph-rsid="001520ab"/>
    </style:style>
    <style:style style:name="P5" style:family="paragraph" style:parent-style-name="Standard">
      <style:paragraph-properties fo:text-align="justify" style:justify-single-word="false"/>
      <style:text-properties officeooo:rsid="00158309" officeooo:paragraph-rsid="00158309"/>
    </style:style>
    <style:style style:name="P6" style:family="paragraph" style:parent-style-name="Standard">
      <style:paragraph-properties fo:text-align="justify" style:justify-single-word="false"/>
      <style:text-properties officeooo:rsid="00177b21" officeooo:paragraph-rsid="00177b21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</text:p>
      <text:p text:style-name="P1"/>
      <text:p text:style-name="P3">O modelo dinamico continuo que descreve o aquecimento neste sistema é dado pela função de transferencia:</text:p>
      <text:p text:style-name="P1"/>
      <text:p text:style-name="P2"><draw:frame draw:style-name="fr1" draw:name="Objeto1" text:anchor-type="as-char" svg:y="-0.619cm" svg:width="2.963cm" svg:height="1.00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>A saída Y(t) é dada por:</text:p>
      <text:p text:style-name="P3"/>
      <text:p text:style-name="P2"><draw:frame draw:style-name="fr1" draw:name="Objeto2" text:anchor-type="as-char" svg:y="-1.131cm" svg:width="5.634cm" svg:height="2.113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5">3, 4, 5.</text:p>
      <text:p text:style-name="P5"/>
      <text:p text:style-name="P5">Modelos a serem colocados abaixo</text:p>
      <text:p text:style-name="P5"/>
      <text:p text:style-name="P5">6.</text:p>
      <text:p text:style-name="P5"/>
      <text:p text:style-name="P5">Conclusões: Vimos ao aumentar a tensão que a resistência resfriou mais rápido (constante de tempo menor) e a temperatura final foi menor também. Para cada tensão, temos um ganho diferente, quanto maior a tensão, maior o ganho.</text:p>
      <text:p text:style-name="P5"/>
      <text:p text:style-name="P5">7.</text:p>
      <text:p text:style-name="P5"/>
      <text:p text:style-name="P5">Td = 48°C → 480mV</text:p>
      <text:p text:style-name="P5"/>
      <text:p text:style-name="P6">8.</text:p>
      <text:p text:style-name="P6"/>
      <text:p text:style-name="P6">Kp*(620-480) = 5000</text:p>
      <text:p text:style-name="P6">Kp = 35</text:p>
      <text:p text:style-name="P6"/>
      <text:p text:style-name="P6">9.</text:p>
      <text:p text:style-name="P6"/>
      <text:p text:style-name="P6">0.89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6T18:36:49.574847633</meta:creation-date>
    <dc:date>2016-05-13T10:49:18.345650506</dc:date>
    <meta:editing-duration>PT36M39S</meta:editing-duration>
    <meta:editing-cycles>3</meta:editing-cycles>
    <meta:generator>LibreOffice/5.0.6.3$Linux_X86_64 LibreOffice_project/00m0$Build-3</meta:generator>
    <meta:document-statistic meta:table-count="0" meta:image-count="0" meta:object-count="2" meta:page-count="1" meta:paragraph-count="16" meta:word-count="84" meta:character-count="451" meta:non-whitespace-character-count="381"/>
  </office:meta>
</office:document-meta>
</file>

<file path=Object 1/content.xml><?xml version="1.0" encoding="utf-8"?>
<math xmlns="http://www.w3.org/1998/Math/MathML" display="block">
  <semantics>
    <mrow>
      <mi>G</mi>
      <mrow>
        <mrow>
          <mo fence="true" stretchy="false">(</mo>
          <mrow>
            <mi>s</mi>
          </mrow>
          <mo fence="true" stretchy="false">)</mo>
        </mrow>
        <mo stretchy="false">=</mo>
        <mfrac>
          <mn>0.02525</mn>
          <mrow>
            <mo fence="true" stretchy="false">(</mo>
            <mrow>
              <mrow>
                <mn>100</mn>
                <mrow>
                  <mi>s</mi>
                  <mo stretchy="false">+</mo>
                  <mn>1</mn>
                </mrow>
              </mrow>
            </mrow>
            <mo fence="true" stretchy="false">)</mo>
          </mrow>
        </mfrac>
      </mrow>
    </mrow>
    <annotation encoding="StarMath 5.0">G( s ) = 0.02525 over { (100s + 1) }</annotation>
  </semantics>
</math>
</file>

<file path=Object 2/content.xml><?xml version="1.0" encoding="utf-8"?>
<math xmlns="http://www.w3.org/1998/Math/MathML" display="block">
  <semantics>
    <mtable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L</mi>
                <mrow>
                  <mo stretchy="false">−</mo>
                  <mn>1</mn>
                </mrow>
              </msup>
            </mrow>
            <mrow>
              <mrow>
                <mo fence="true" stretchy="false">[</mo>
                <mrow>
                  <mrow>
                    <mi>U</mi>
                    <mrow>
                      <mrow>
                        <mo fence="true" stretchy="false">(</mo>
                        <mrow>
                          <mi>s</mi>
                        </mrow>
                        <mo fence="true" stretchy="false">)</mo>
                      </mrow>
                      <mo stretchy="false">∗</mo>
                      <mi>G</mi>
                    </mrow>
                    <mrow>
                      <mo fence="true" stretchy="false">(</mo>
                      <mrow>
                        <mi>s</mi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+</mo>
              <mi>Y</mi>
            </mrow>
            <mrow>
              <mo fence="true" stretchy="false">(</mo>
              <mrow>
                <mn>0</mn>
              </mrow>
              <mo fence="true" stretchy="false">)</mo>
            </mrow>
            <mo stretchy="false">→</mo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p>
                <mi>L</mi>
                <mrow>
                  <mo stretchy="false">−</mo>
                  <mn>1</mn>
                </mrow>
              </msup>
            </mrow>
            <mrow>
              <mrow>
                <mo fence="true" stretchy="false">[</mo>
                <mrow>
                  <mfrac>
                    <mn>0.303</mn>
                    <mrow>
                      <mi>s</mi>
                      <mrow>
                        <mo fence="true" stretchy="false">(</mo>
                        <mrow>
                          <mrow>
                            <mn>100</mn>
                            <mrow>
                              <mi>s</mi>
                              <mo stretchy="false">+</mo>
                              <mn>1</mn>
                            </mrow>
                          </mrow>
                        </mrow>
                        <mo fence="true" stretchy="false">)</mo>
                      </mrow>
                    </mrow>
                  </mfrac>
                </mrow>
                <mo fence="true" stretchy="false">]</mo>
              </mrow>
              <mo stretchy="false">+</mo>
              <mn>0.297</mn>
            </mrow>
            <mo stretchy="false">→</mo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n>0.303</mn>
            </mrow>
            <mrow>
              <mrow>
                <mo fence="true" stretchy="false">(</mo>
                <mrow>
                  <mrow>
                    <mn>1</mn>
                    <mo stretchy="false">−</mo>
                    <msup>
                      <mi>e</mi>
                      <mrow>
                        <mrow>
                          <mo stretchy="false">−</mo>
                          <mn>100</mn>
                        </mrow>
                        <mi>t</mi>
                      </mrow>
                    </msup>
                  </mrow>
                </mrow>
                <mo fence="true" stretchy="false">)</mo>
              </mrow>
              <mo stretchy="false">+</mo>
              <mn>0.297</mn>
            </mrow>
          </mrow>
        </mtd>
      </mtr>
    </mtable>
    <annotation encoding="StarMath 5.0">Y( t ) = L^-1 [U(s) * G(s)] + Y( 0 ) -&gt; 
newline
Y( t ) = L^-1 [ 0.303 over {s (100s + 1)} ] + 0.297 -&gt;
newline
Y( t ) = 0.303( 1 - e^{-100t} ) + 0.297</annotation>
  </semantics>
</math>
</file>